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4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034cm" fo:min-width="14.27cm" fo:padding-top="0.165cm" fo:padding-bottom="0.165cm" fo:padding-left="0.29cm" fo:padding-right="0.29cm" fo:wrap-option="wrap" draw:shadow="hidden" drawooo:fontwork-style="rotate" drawooo:fontwork-adjust="right" drawooo:fontwork-distance="0.2cm" drawooo:fontwork-start="1.9cm" drawooo:fontwork-shadow-offset-x="0cm" drawooo:fontwork-shadow-offset-y="0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306cm" fo:min-width="13.238cm" fo:padding-top="0.165cm" fo:padding-bottom="0.165cm" fo:padding-left="0.29cm" fo:padding-right="0.29cm" fo:wrap-option="wrap" draw:shadow="hidden" drawooo:fontwork-style="rotate" drawooo:fontwork-adjust="right" drawooo:fontwork-distance="0.2cm" drawooo:fontwork-start="8.2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cm" drawooo:fontwork-distance="0.2cm" drawooo:fontwork-start="4.9cm" drawooo:fontwork-shadow-offset-x="0cm" drawooo:fontwork-shadow-offset-y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61cm" drawooo:fontwork-distance="0.2cm" drawooo:fontwork-start="4.9cm" drawooo:fontwork-shadow-offset-x="0cm" drawooo:fontwork-shadow-offset-y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cm" drawooo:fontwork-distance="0.5cm" drawooo:fontwork-start="7.3cm" drawooo:fontwork-shadow-offset-x="0cm" drawooo:fontwork-shadow-offset-y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811cm" drawooo:fontwork-distance="0.2cm" drawooo:fontwork-start="4.9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5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 fo:font-size="48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36pt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36pt" style:font-size-asian="32pt" style:font-size-complex="32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style:font-name="Times New Roman" fo:font-size="40pt" style:font-size-asian="40pt" style:font-size-complex="40pt"/>
    </style:style>
    <style:style style:name="T3" style:family="text">
      <style:text-properties style:font-name="Times New Roman" fo:font-size="36pt" style:font-size-asian="36pt" style:font-size-complex="36pt"/>
    </style:style>
    <style:style style:name="T4" style:family="text">
      <style:text-properties style:font-name="Times New Roman" fo:font-size="48pt" style:font-size-asian="32pt" style:font-size-complex="32pt"/>
    </style:style>
    <style:style style:name="T5" style:family="text">
      <style:text-properties style:font-name="Times New Roman" fo:font-size="36pt" style:font-size-asian="48pt" style:font-size-complex="48pt"/>
    </style:style>
    <style:style style:name="T6" style:family="text">
      <style:text-properties style:font-name="Times New Roman" fo:font-size="3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Fractions</text:span></text:p>
        </draw:path>
        <draw:path draw:style-name="gr2" draw:text-style-name="P4" draw:layer="layout" svg:width="21.999cm" svg:height="6cm" svg:x="3cm" svg:y="8.438cm" svg:viewBox="0 0 22000 6001" svg:d="M22000 3001c0 526-508 1044-1474 1500-965 456-2354 835-4026 1098-1673 263-3569 402-5499 402-1932 0-3828-139-5501-402-1672-263-3061-642-4026-1098-966-456-1474-974-1474-1500 0-527 508-1045 1474-1501 965-456 2354-835 4026-1098 1673-263 3569-402 5499-402 1932 0 3828 139 5501 402 1672 263 3061 642 4026 1098 966 456 1474 974 1474 1500z">
          <text:p text:style-name="P3"><text:span text:style-name="T2">Fractions with a numerator of “1”</text:span></text:p>
        </draw:path>
        <draw:path draw:style-name="gr3" draw:text-style-name="P5" draw:layer="layout" svg:width="23.999cm" svg:height="14.249cm" svg:x="2cm" svg:y="5cm" svg:viewBox="0 0 24000 14250" svg:d="M24000 7125c0 1251-554 2479-1607 3562-1053 1084-2569 1983-4393 2608-1825 626-3893 955-6000 955s-4175-329-6000-955c-1824-625-3340-1524-4393-2607-1053-1084-1607-2312-1607-3563s554-2479 1607-3562c1053-1084 2569-1983 4393-2608 1825-626 3893-955 6000-955s4175 329 6000 955c1824 625 3340 1524 4393 2607 1053 1084 1607 2312 1607 3563z">
          <text:p text:style-name="P3"><text:span text:style-name="T1">Irriducible Fractions</text:span></text:p>
        </draw:path>
        <draw:frame draw:style-name="gr4" draw:text-style-name="P6" draw:layer="layout" svg:width="2.991cm" svg:height="2.126cm" svg:x="2cm" svg:y="5.124cm">
          <draw:text-box>
            <text:p><text:span text:style-name="T3">14/4</text:span><text:span text:style-name="T4"> </text:span></text:p>
          </draw:text-box>
        </draw:frame>
        <draw:frame draw:style-name="gr5" draw:text-style-name="P7" draw:layer="layout" svg:width="4.75cm" svg:height="3.061cm" svg:x="16.75cm" svg:y="10.5cm">
          <draw:text-box>
            <text:p><text:span text:style-name="T5">1/74397</text:span></text:p>
          </draw:text-box>
        </draw:frame>
        <draw:frame draw:style-name="gr6" draw:text-style-name="P6" draw:layer="layout" svg:width="4.25cm" svg:height="3.126cm" svg:x="22.25cm" svg:y="17.464cm">
          <draw:text-box>
            <text:p><text:span text:style-name="T3">10/100</text:span><text:span text:style-name="T4"> </text:span></text:p>
          </draw:text-box>
        </draw:frame>
        <draw:frame draw:style-name="gr7" draw:text-style-name="P8" draw:layer="layout" svg:width="5cm" svg:height="2.017cm" svg:x="2cm" svg:y="18.233cm">
          <draw:text-box>
            <text:p><text:span text:style-name="T6">2/138</text:span></text:p>
          </draw:text-box>
        </draw:frame>
        <draw:frame draw:style-name="gr8" draw:text-style-name="P7" draw:layer="layout" svg:width="2.25cm" svg:height="1.75cm" svg:x="18.75cm" svg:y="15.25cm">
          <draw:text-box>
            <text:p><text:span text:style-name="T5">4/9</text:span></text:p>
          </draw:text-box>
        </draw:frame>
        <draw:frame draw:style-name="gr9" draw:text-style-name="P7" draw:layer="layout" svg:width="4cm" svg:height="2.811cm" svg:x="12cm" svg:y="16.189cm">
          <draw:text-box>
            <text:p><text:span text:style-name="T5">15/13</text:span></text:p>
          </draw:text-box>
        </draw:frame>
        <draw:frame draw:style-name="gr10" draw:text-style-name="P7" draw:layer="layout" svg:width="2.5cm" svg:height="2.25cm" svg:x="6.25cm" svg:y="10.439cm">
          <draw:text-box>
            <text:p><text:span text:style-name="T5">1/2</text:span></text:p>
          </draw:text-box>
        </draw:frame>
        <draw:frame draw:style-name="gr11" draw:text-style-name="P7" draw:layer="layout" svg:width="3.5cm" svg:height="2.16cm" svg:x="10.5cm" svg:y="10.75cm">
          <draw:text-box>
            <text:p><text:span text:style-name="T5">1/149</text:span></text:p>
          </draw:text-box>
        </draw:frame>
        <draw:frame draw:style-name="gr12" draw:text-style-name="P7" draw:layer="layout" svg:width="3.5cm" svg:height="3.061cm" svg:x="7.25cm" svg:y="14.75cm">
          <draw:text-box>
            <text:p><text:span text:style-name="T5">97/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7:10:07.561000000</meta:creation-date>
    <dc:date>2022-07-18T17:53:22.054869742</dc:date>
    <meta:editing-duration>PT26M</meta:editing-duration>
    <meta:editing-cycles>6</meta:editing-cycles>
    <meta:generator>LibreOffice/7.3.4.2$Linux_X86_64 LibreOffice_project/30$Build-2</meta:generator>
    <meta:document-statistic meta:object-count="12"/>
  </office:meta>
</office:document-meta>
</file>